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498a1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2" style:family="paragraph" style:parent-style-name="Standard">
      <style:text-properties style:font-name="Calibri" fo:font-size="12pt" fo:language="en" fo:country="GB" officeooo:paragraph-rsid="002498a1" style:font-size-asian="12pt" style:font-size-complex="12pt"/>
    </style:style>
    <style:style style:name="P1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498a1" style:font-size-asian="12pt" style:font-size-complex="12pt"/>
    </style:style>
    <style:style style:name="P14" style:family="paragraph" style:parent-style-name="Standard">
      <style:text-properties style:font-name="Calibri" fo:font-size="12pt" officeooo:paragraph-rsid="002498a1" style:font-size-asian="12pt" style:font-size-complex="12pt"/>
    </style:style>
    <style:style style:name="P15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498a1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498a1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498a1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498a1" style:text-blinking="false" fo:background-color="transparent" loext:padding="0cm" loext:border="none"/>
    </style:style>
    <style:style style:name="P2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498a1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>
      <style:text-properties officeooo:paragraph-rsid="002498a1"/>
    </style:style>
    <style:style style:name="P24" style:family="paragraph" style:parent-style-name="Standard" style:master-page-name="First_20_Page">
      <style:paragraph-properties style:page-number="auto"/>
      <style:text-properties officeooo:paragraph-rsid="002498a1"/>
    </style:style>
    <style:style style:name="P25" style:family="paragraph" style:parent-style-name="Standard" style:master-page-name="Index">
      <style:paragraph-properties style:page-number="auto"/>
      <style:text-properties fo:language="en" fo:country="GB"/>
    </style:style>
    <style:style style:name="P26" style:family="paragraph" style:parent-style-name="Standard" style:master-page-name="Standard">
      <style:paragraph-properties style:page-number="auto"/>
      <style:text-properties fo:language="en" fo:country="GB"/>
    </style:style>
    <style:style style:name="P27" style:family="paragraph" style:parent-style-name="Heading_20_1">
      <style:text-properties fo:language="en" fo:country="GB"/>
    </style:style>
    <style:style style:name="P28" style:family="paragraph" style:parent-style-name="Text_20_body" style:list-style-name="L1">
      <style:text-properties fo:language="en" fo:country="GB"/>
    </style:style>
    <style:style style:name="P29" style:family="paragraph" style:parent-style-name="Text_20_body" style:list-style-name="L2">
      <style:text-properties fo:language="en" fo:country="GB" officeooo:rsid="001dce2c" officeooo:paragraph-rsid="001dce2c"/>
    </style:style>
    <style:style style:name="P30" style:family="paragraph" style:parent-style-name="Text_20_body" style:list-style-name="L2">
      <style:text-properties fo:language="en" fo:country="GB" officeooo:rsid="0021eaa1" officeooo:paragraph-rsid="0021eaa1"/>
    </style:style>
    <style:style style:name="P31" style:family="paragraph" style:parent-style-name="Text_20_body" style:list-style-name="L3">
      <style:text-properties fo:language="en" fo:country="GB" officeooo:rsid="0021eaa1" officeooo:paragraph-rsid="0021eaa1"/>
    </style:style>
    <style:style style:name="P32" style:family="paragraph" style:parent-style-name="Text_20_body" style:list-style-name="L3">
      <style:text-properties fo:language="en" fo:country="GB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63e55"/>
    </style:style>
    <style:style style:name="T3" style:family="text">
      <style:text-properties fo:color="#999966" loext:opacity="100%" officeooo:rsid="0029afb3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498a1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498a1" style:text-blinking="false" fo:background-color="transparent" loext:char-shading-value="0" style:font-size-asian="36pt" style:font-size-complex="36pt"/>
    </style:style>
    <style:style style:name="T14" style:family="text">
      <style:text-properties officeooo:rsid="001cd66b"/>
    </style:style>
    <style:style style:name="T15" style:family="text">
      <style:text-properties officeooo:rsid="001dce2c"/>
    </style:style>
    <style:style style:name="T16" style:family="text">
      <style:text-properties officeooo:rsid="001e668c"/>
    </style:style>
    <style:style style:name="T17" style:family="text">
      <style:text-properties officeooo:rsid="001f77b3"/>
    </style:style>
    <style:style style:name="T18" style:family="text">
      <style:text-properties officeooo:rsid="0021eaa1"/>
    </style:style>
    <style:style style:name="T19" style:family="text">
      <style:text-properties officeooo:rsid="002246de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style:font-name="Calibri" fo:font-size="12pt" style:font-size-asian="12pt" style:font-size-complex="12pt"/>
    </style:style>
    <style:style style:name="T23" style:family="text">
      <style:text-properties officeooo:rsid="002332ea"/>
    </style:style>
    <style:style style:name="T24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6" text:name="NumeroTema"/>
        <text:user-field-decl office:value-type="string" office:string-value="Virtual Machine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24"/>
      <text:p text:style-name="P23"/>
      <text:p text:style-name="P23"/>
      <text:p text:style-name="P23"/>
      <text:p text:style-name="P10"><text:span text:style-name="T8">Computer Systems – </text:span><text:span text:style-name="T10">Study</text:span><text:span text:style-name="T9"> </text:span><text:span text:style-name="T10">guide</text:span><text:span text:style-name="T11"><text:line-break/></text:span><text:span text:style-name="T12">UD 0</text:span><text:span text:style-name="T13">6</text:span><text:span text:style-name="T12">. </text:span><text:span text:style-name="T20"><text:user-field-get text:name="Tema">Virtual Machines</text:user-field-get></text:span></text:p>
      <text:p text:style-name="P20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18">Sergio García / Alfredo Oltra</text:p>
      <text:p text:style-name="P1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21"><text:a xlink:type="simple" xlink:href="mailto:alfredo.oltra@ceedcv.es" text:style-name="Internet_20_link" text:visited-style-name="Visited_20_Internet_20_Link"><text:span text:style-name="T22">alfredo.oltra</text:span></text:a><text:a xlink:type="simple" xlink:href="mailto:alfredo.oltra@ceedcv.es" text:style-name="Internet_20_link" text:visited-style-name="Visited_20_Internet_20_Link"><text:span text:style-name="T22">@</text:span></text:a><text:a xlink:type="simple" xlink:href="mailto:alfredo.oltra@ceedcv.es" text:style-name="Internet_20_link" text:visited-style-name="Visited_20_Internet_20_Link"><text:span text:style-name="T22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9">20<text:span text:style-name="T23">22</text:span>/20<text:span text:style-name="T24">2</text:span><text:span text:style-name="T23">3</text:span></text:p>
      <text:p text:style-name="P13"><text:tab/><text:tab/><text:tab/><text:tab/><text:tab/><text:tab/><text:tab/><text:tab/><text:tab/><text:tab/>Versión:<text:date style:data-style-name="N105" text:date-value="2022-07-29T20:52:05.251999846">220729</text:date>.<text:time style:data-style-name="N104" text:time-value="2022-07-29T20:52:05.251999846">2051</text:time></text:p>
      <text:p text:style-name="P14"/>
      <text:p text:style-name="P12"/>
      <text:p text:style-name="P4"/>
      <text:p text:style-name="P4"/>
      <text:p text:style-name="P4"/>
      <text:p text:style-name="P25"/>
      <text:p text:style-name="P11">Licencia</text:p>
      <text:p text:style-name="P4"/>
      <text:p text:style-name="P16"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5"/>
      <text:p text:style-name="P15"><text:s/></text:p>
      <text:p text:style-name="P11">Nomenclatura</text:p>
      <text:p text:style-name="P7"/>
      <text:p text:style-name="P7">A lo largo de este tema se utilizarán distintos símbolos para distinguir elementos importantes dentro del contenido. Estos símbolos son:</text:p>
      <text:p text:style-name="P7"/>
      <text:p text:style-name="P5"><text:span text:style-name="T5"> </text:span>Importante</text:p>
      <text:p text:style-name="P8"/>
      <text:p text:style-name="P5"><text:span text:style-name="T5"> </text:span>Atención</text:p>
      <text:p text:style-name="P8"/>
      <text:p text:style-name="P5"><text:span text:style-name="T5"></text:span> <text:s/>Interesante</text:p>
      <text:h text:style-name="P27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2">1. Data<text:tab/>3</text:p>
          <text:p text:style-name="P22">2. Previous knowledge<text:tab/>3</text:p>
          <text:p text:style-name="P22">3. Objectives<text:tab/>3</text:p>
          <text:p text:style-name="P22">4. Contents<text:tab/>3</text:p>
          <text:p text:style-name="P22">5. Activities<text:tab/>3</text:p>
          <text:p text:style-name="P22">6. Recommendations<text:tab/>3</text:p>
        </text:index-body>
      </text:table-of-content>
      <text:p text:style-name="P4"/>
      <text:p text:style-name="P26"/>
      <text:p text:style-name="P6">UD0<text:user-field-get text:name="NumeroTema">6</text:user-field-get>. <text:user-field-get text:name="Tema">Virtual Machines</text:user-field-get></text:p>
      <text:p text:style-name="P6"/>
      <text:h text:style-name="P27" text:outline-level="1">Data</text:h>
      <text:p text:style-name="P7">From <text:span text:style-name="T18">02</text:span>/1<text:span text:style-name="T17">2</text:span>/201<text:span text:style-name="T19">9</text:span> to <text:span text:style-name="T19">09</text:span>/1<text:span text:style-name="T16">2</text:span>/201<text:span text:style-name="T19">9</text:span>. The length of the unit is <text:span text:style-name="T19">1</text:span> weeks (<text:span text:style-name="T19">8</text:span> hours).</text:p>
      <text:h text:style-name="P27" text:outline-level="1">Previous knowledge</text:h>
      <text:p text:style-name="P7">Previous units, specially unit 0<text:span text:style-name="T14">5</text:span></text:p>
      <text:h text:style-name="P27" text:outline-level="1">Objectives</text:h>
      <text:list xml:id="list1928965154" text:style-name="L1">
        <text:list-item>
          <text:p text:style-name="P28">To learn <text:span text:style-name="T15">what is a virtual machine</text:span>.</text:p>
        </text:list-item>
        <text:list-item>
          <text:p text:style-name="P28">To learn how to <text:span text:style-name="T15">install an operating system in a virtual machine</text:span>.</text:p>
        </text:list-item>
      </text:list>
      <text:h text:style-name="P27" text:outline-level="1">Contents</text:h>
      <text:list xml:id="list2444934140" text:style-name="L2">
        <text:list-item>
          <text:p text:style-name="P29">Types of virtual machines</text:p>
        </text:list-item>
        <text:list-item>
          <text:p text:style-name="P29">Virtual box</text:p>
        </text:list-item>
        <text:list-item>
          <text:p text:style-name="P30">Docker</text:p>
        </text:list-item>
      </text:list>
      <text:h text:style-name="P27" text:outline-level="1">Activities</text:h>
      <text:list xml:id="list2443205416" text:style-name="L3">
        <text:list-item>
          <text:p text:style-name="P32">Research and development activities, <text:span text:style-name="T15">trying to install a dual boot with Windows 10 y Ubuntu (Linux).</text:span></text:p>
        </text:list-item>
        <text:list-item>
          <text:p text:style-name="P31">Research and development activities, using Docker<text:span text:style-name="T15">.</text:span></text:p>
        </text:list-item>
      </text:list>
      <text:h text:style-name="P27" text:outline-level="1">Recommendations</text:h>
      <text:p text:style-name="P7">Try to follow visual guides and video tutorials about how to assemble a computer, because text is not enough to understand whole process.</text:p>
      <text:p text:style-name="P7">The activities help you ordering and clarifying ide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11" number:language="en" number:country="GB">
      <number:hours number:style="long"/>
      <number:minutes number:style="long"/>
    </number:time-style>
    <number:date-style style:name="N10112" number:language="en" number:country="GB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9afb3"/>
    </style:style>
    <style:style style:name="MT3" style:family="text">
      <style:text-properties fo:color="#999966" loext:opacity="100%" officeooo:rsid="00263e55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6" text:name="NumeroTema"/>
          <text:user-field-decl office:value-type="string" office:string-value="Virtual Machine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Virtual Machine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6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4H47M47S</meta:editing-duration>
    <meta:editing-cycles>30</meta:editing-cycles>
    <meta:generator>LibreOffice/7.3.2.2$Windows_X86_64 LibreOffice_project/49f2b1bff42cfccbd8f788c8dc32c1c309559be0</meta:generator>
    <dc:date>2022-07-29T20:52:05.065000000</dc:date>
    <meta:print-date>2016-11-05T11:04:59.786000000</meta:print-date>
    <meta:document-statistic meta:table-count="0" meta:image-count="1" meta:object-count="0" meta:page-count="3" meta:paragraph-count="45" meta:word-count="245" meta:character-count="1547" meta:non-whitespace-character-count="1339"/>
    <meta:template xlink:type="simple" xlink:actuate="onRequest" xlink:title="Plantilla CEED" xlink:href="../../.config/libreoffice/4/user/template/Plantilla%20CEED.ott" meta:date="2016-09-15T13:17:11.020000000"/>
  </office:meta>
</office:document-meta>
</file>